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c11af" officeooo:paragraph-rsid="001c11af"/>
    </style:style>
    <style:style style:name="P2" style:family="paragraph" style:parent-style-name="Standard">
      <style:paragraph-properties fo:text-align="start" style:justify-single-word="false"/>
      <style:text-properties officeooo:rsid="001c11af" officeooo:paragraph-rsid="001c11af"/>
    </style:style>
    <style:style style:name="P3" style:family="paragraph" style:parent-style-name="Standard">
      <style:paragraph-properties fo:text-align="start" style:justify-single-word="false"/>
      <style:text-properties officeooo:rsid="001d7b44" officeooo:paragraph-rsid="001d7b44"/>
    </style:style>
    <style:style style:name="P4" style:family="paragraph" style:parent-style-name="Preformatted_20_Text">
      <style:text-properties style:font-name="Liberation Serif" fo:font-size="12pt" style:font-size-asian="12pt" style:font-size-complex="12pt"/>
    </style:style>
    <style:style style:name="P5" style:family="paragraph" style:parent-style-name="Preformatted_20_Text">
      <style:paragraph-properties fo:margin-top="0in" fo:margin-bottom="0.1965in" loext:contextual-spacing="false"/>
      <style:text-properties style:font-name="Liberation Serif" fo:font-size="12pt" style:font-size-asian="12pt" style:font-size-complex="12pt"/>
    </style:style>
    <style:style style:name="P6" style:family="paragraph" style:parent-style-name="Standard" style:list-style-name="L1">
      <style:paragraph-properties fo:text-align="start" style:justify-single-word="false"/>
      <style:text-properties officeooo:rsid="001c11af" officeooo:paragraph-rsid="001c11af"/>
    </style:style>
    <style:style style:name="P7" style:family="paragraph" style:parent-style-name="Standard">
      <style:paragraph-properties fo:text-align="start" style:justify-single-word="false"/>
      <style:text-properties officeooo:rsid="001c11af" officeooo:paragraph-rsid="001c11af"/>
    </style:style>
    <style:style style:name="P8" style:family="paragraph" style:parent-style-name="Standard" style:list-style-name="L1">
      <style:paragraph-properties fo:text-align="start" style:justify-single-word="false"/>
      <style:text-properties officeooo:rsid="001d7b44" officeooo:paragraph-rsid="001d7b44"/>
    </style:style>
    <style:style style:name="P9" style:family="paragraph" style:parent-style-name="Standard" style:list-style-name="L1">
      <style:paragraph-properties fo:text-align="start" style:justify-single-word="false"/>
      <style:text-properties officeooo:rsid="001d7b44" officeooo:paragraph-rsid="00239e85"/>
    </style:style>
    <style:style style:name="P10" style:family="paragraph" style:parent-style-name="Standard" style:list-style-name="L1">
      <style:paragraph-properties fo:text-align="start" style:justify-single-word="false"/>
      <style:text-properties officeooo:rsid="001d82cd" officeooo:paragraph-rsid="001d82cd"/>
    </style:style>
    <style:style style:name="P11" style:family="paragraph" style:parent-style-name="Standard" style:list-style-name="L1">
      <style:paragraph-properties fo:text-align="start" style:justify-single-word="false"/>
      <style:text-properties officeooo:rsid="00209eb9" officeooo:paragraph-rsid="00209eb9"/>
    </style:style>
    <style:style style:name="P12" style:family="paragraph" style:parent-style-name="Standard" style:list-style-name="L1">
      <style:paragraph-properties fo:text-align="start" style:justify-single-word="false"/>
      <style:text-properties officeooo:rsid="0024fa79" officeooo:paragraph-rsid="0024fa79"/>
    </style:style>
    <style:style style:name="P13" style:family="paragraph" style:parent-style-name="Standard" style:list-style-name="L1">
      <style:paragraph-properties fo:text-align="start" style:justify-single-word="false"/>
      <style:text-properties officeooo:rsid="001f7579" officeooo:paragraph-rsid="001f7579"/>
    </style:style>
    <style:style style:name="P14" style:family="paragraph" style:parent-style-name="Standard" style:list-style-name="L1">
      <style:paragraph-properties fo:text-align="start" style:justify-single-word="false"/>
      <style:text-properties style:font-name="Liberation Serif" fo:font-size="12pt" officeooo:paragraph-rsid="00239e85" style:font-size-asian="12pt" style:font-size-complex="12pt"/>
    </style:style>
    <style:style style:name="P15" style:family="paragraph" style:parent-style-name="Standard" style:list-style-name="L1">
      <style:paragraph-properties fo:text-align="start" style:justify-single-word="false"/>
      <style:text-properties style:font-name="Liberation Serif" fo:font-size="12pt" officeooo:rsid="001d7b44" officeooo:paragraph-rsid="00239e85" style:font-size-asian="12pt" style:font-size-complex="12pt"/>
    </style:style>
    <style:style style:name="P16" style:family="paragraph" style:parent-style-name="Standard" style:list-style-name="L1">
      <style:paragraph-properties fo:text-align="start" style:justify-single-word="false"/>
      <style:text-properties officeooo:rsid="002234cc" officeooo:paragraph-rsid="002234cc"/>
    </style:style>
    <style:style style:name="P17" style:family="paragraph" style:parent-style-name="Standard" style:list-style-name="L1">
      <style:paragraph-properties fo:text-align="start" style:justify-single-word="false"/>
      <style:text-properties fo:font-weight="bold" officeooo:rsid="001f7579" officeooo:paragraph-rsid="001f7579" style:font-weight-asian="bold" style:font-weight-complex="bold"/>
    </style:style>
    <style:style style:name="P18" style:family="paragraph" style:parent-style-name="Standard" style:list-style-name="L1">
      <style:paragraph-properties fo:text-align="start" style:justify-single-word="false"/>
      <style:text-properties fo:font-weight="normal" officeooo:rsid="001f89a8" officeooo:paragraph-rsid="001f89a8" style:font-weight-asian="normal" style:font-weight-complex="normal"/>
    </style:style>
    <style:style style:name="P19" style:family="paragraph" style:parent-style-name="Standard" style:list-style-name="L1">
      <style:paragraph-properties fo:text-align="start" style:justify-single-word="false"/>
      <style:text-properties fo:font-weight="normal" officeooo:rsid="00209eb9" officeooo:paragraph-rsid="00209eb9" style:font-weight-asian="normal" style:font-weight-complex="normal"/>
    </style:style>
    <style:style style:name="P20" style:family="paragraph" style:parent-style-name="Standard">
      <style:paragraph-properties fo:text-align="start" style:justify-single-word="false"/>
      <style:text-properties officeooo:rsid="002559fc" officeooo:paragraph-rsid="002559fc"/>
    </style:style>
    <style:style style:name="P21" style:family="paragraph" style:parent-style-name="Standard" style:list-style-name="L2">
      <style:paragraph-properties fo:text-align="start" style:justify-single-word="false"/>
      <style:text-properties officeooo:rsid="002559fc" officeooo:paragraph-rsid="002559fc"/>
    </style:style>
    <style:style style:name="P22" style:family="paragraph" style:parent-style-name="Standard">
      <style:paragraph-properties fo:text-align="start" style:justify-single-word="false"/>
      <style:text-properties officeooo:rsid="0025df64" officeooo:paragraph-rsid="0025df64"/>
    </style:style>
    <style:style style:name="P23" style:family="paragraph" style:parent-style-name="Standard" style:list-style-name="L3">
      <style:paragraph-properties fo:text-align="start" style:justify-single-word="false"/>
      <style:text-properties officeooo:rsid="0025df64" officeooo:paragraph-rsid="0025df64"/>
    </style:style>
    <style:style style:name="P24" style:family="paragraph" style:parent-style-name="Text_20_body" style:list-style-name="L1">
      <style:paragraph-properties fo:text-align="start" style:justify-single-word="false"/>
      <style:text-properties officeooo:paragraph-rsid="001d82cd"/>
    </style:style>
    <style:style style:name="T1" style:family="text">
      <style:text-properties officeooo:rsid="001d82cd"/>
    </style:style>
    <style:style style:name="T2" style:family="text">
      <style:text-properties officeooo:rsid="001f7579"/>
    </style:style>
    <style:style style:name="T3" style:family="text">
      <style:text-properties officeooo:rsid="002270a1"/>
    </style:style>
    <style:style style:name="T4" style:family="text">
      <style:text-properties officeooo:rsid="00239e85"/>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25df64" style:font-style-asian="normal" style:font-style-complex="normal"/>
    </style:style>
    <style:style style:name="T8" style:family="text">
      <style:text-properties officeooo:rsid="00262c2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Diane’s Comms </text:span>Notes, Tuesday, 9/18/2018</text:p>
      <text:p text:style-name="P1"/>
      <text:p text:style-name="P2">1. LimeSDR-USB</text:p>
      <text:list xml:id="list2073506534" text:style-name="L1">
        <text:list-item>
          <text:p text:style-name="P6">Issues</text:p>
          <text:list>
            <text:list-item>
              <text:p text:style-name="P8">LimeSuite error message when upon connection to board: Firmware and Gateware mismatch. Followed procedures to update firmware and gateware. Firmware for the FX3 mcu and Gateware for the Xilinx FPGA</text:p>
              <text:list>
                <text:list-item>
                  <text:p text:style-name="P10">Updating the firmware and gateware</text:p>
                  <text:list>
                    <text:list-item>
                      <text:p text:style-name="P10">Connect board to usb port</text:p>
                    </text:list-item>
                    <text:list-item>
                      <text:p text:style-name="P10">From the command line, run LimeUtil –update (<text:a xlink:type="simple" xlink:href="https://wiki.myriadrf.org/LimeSDR_Firmware_Management" text:style-name="Internet_20_link" text:visited-style-name="Visited_20_Internet_20_Link">https://wiki.myriadrf.org/LimeSDR_Firmware_Management</text:a> )</text:p>
                    </text:list-item>
                  </text:list>
                </text:list-item>
                <text:list-item>
                  <text:p text:style-name="P10">During the LimeUtil –update, a programming failed message occurred. After that the board refused to respond. The firmware image had to be flashed to the FX3. </text:p>
                  <text:list>
                    <text:list-item>
                      <text:p text:style-name="P10">Recovery instructions found at <text:a xlink:type="simple" xlink:href="https://wiki.myriadrf.org/LimeSDR_Firmware_Management" text:style-name="Internet_20_link" text:visited-style-name="Visited_20_Internet_20_Link">https://wiki.myriadrf.org/LimeSDR_Firmware_Management</text:a> #3 Recovering from a bad update. This did not work.</text:p>
                    </text:list-item>
                    <text:list-item>
                      <text:p text:style-name="P10">Google and forums to the rescue: <text:a xlink:type="simple" xlink:href="https://discourse.myriadrf.org/t/limutil-update-scrogged-how-to-start-over/689/2" text:style-name="Internet_20_link" text:visited-style-name="Visited_20_Internet_20_Link">https://discourse.myriadrf.org/t/limutil-update-scrogged-how-to-start-over/689/2</text:a> </text:p>
                      <text:list>
                        <text:list-item>
                          <text:p text:style-name="P24"><text:span text:style-name="T1">It looks like there was firmware update interrupt. Now FX3 MCU boots into bootloader mode.<text:line-break/>You may try the following steps using LimeSuiteGUI:<text:line-break/>1. Download the latest firmware </text:span><text:a xlink:type="simple" xlink:href="https://github.com/myriadrf/LimeSDR-USB_FX3/blob/master/Debug/LimeSDR-USB_fx3_fw.img" text:style-name="Internet_20_link" text:visited-style-name="Visited_20_Internet_20_Link"><text:span text:style-name="T1">image file214</text:span></text:a><text:span text:style-name="T1">;<text:line-break/>2. Connect the LimeSDR board;<text:line-break/>3. Run LimeSuiteGUI and connect to the device;<text:line-break/>4. Go to Modules -&gt; Programming menu;<text:line-break/>5. Select FX3 in Device list and Firmware to RAM in Programming mode. Open image file you downloaded in the step 1;<text:line-break/>6. Push Program and wait till programming is finished;<text:line-break/>7. Connect to the device again in LimeSuiteGUI. Now you will see it as usually;<text:line-break/>8. Perform step 4;<text:line-break/>9. Set everything as in step 5 just choose Firmware to Flash instead of Firmware to RAM in Programming mode;<text:line-break/>10. Push Program and wait till programming is finished.</text:span></text:p>
                        </text:list-item>
                        <text:list-item>
                          <text:p text:style-name="P24">Check if everything is OK by re-connecting the board.</text:p>
                        </text:list-item>
                        <text:list-item>
                          <text:p text:style-name="P10">The version 18.04 software menu options are slightly different than listed in these steps, but the 17.12 version matches. Believe I had to execute FX3 reset option before flashing the firmware. Did not work the first time and tried a few different things before it worked. Not sure of the exact combination that did the trick. </text:p>
                        </text:list-item>
                      </text:list>
                    </text:list-item>
                    <text:list-item>
                      <text:p text:style-name="P10">The other Lime board started off with the WestBridge Corruption <text:span text:style-name="T2">and required the firmware and gateware updates.</text:span></text:p>
                    </text:list-item>
                    <text:list-item>
                      <text:p text:style-name="P11">The LimeSuite –update failed more than once. One failure indicated a timeout interrupt had occurred and Linux disconnected the USB.</text:p>
                    </text:list-item>
                  </text:list>
                </text:list-item>
              </text:list>
            </text:list-item>
            <text:list-item>
              <text:p text:style-name="P8">LimeSuite errors when connecting to board after updates: </text:p>
              <text:list>
                <text:list-item>
                  <text:p text:style-name="P8">Showed it connected to board, <text:s/>but sometimes showed a 0 Hz clock, other times a 30.72 MHz clock. </text:p>
                </text:list-item>
                <text:list-item>
                  <text:p text:style-name="P8">Refused to connect </text:p>
                </text:list-item>
                <text:list-item>
                  <text:p text:style-name="P8">In all instances, Ubuntu showed the board as connected to the USB port.</text:p>
                  <text:list>
                    <text:list-item>
                      <text:p text:style-name="P8">Linux commands used to check connections</text:p>
                      <text:list>
                        <text:list-item>
                          <text:p text:style-name="P8"><text:soft-page-break/>lsusb</text:p>
                        </text:list-item>
                        <text:list-item>
                          <text:p text:style-name="P8">dmesg | tail</text:p>
                        </text:list-item>
                      </text:list>
                    </text:list-item>
                  </text:list>
                </text:list-item>
                <text:list-item>
                  <text:p text:style-name="P12">Switching from one computer to another and one software version to another would sometimes correctly connect with the board on one machine and not on the other.</text:p>
                </text:list-item>
                <text:list-item>
                  <text:p text:style-name="P13">Forums suggest that there are issues when using USB 2.0 cables instead of 3.0 cables. We were using 2.0 cables and have ordered 3.0 cables. The hardware did not come with cables.</text:p>
                </text:list-item>
              </text:list>
              <text:p text:style-name="P10"/>
              <text:p text:style-name="P8"/>
            </text:list-item>
          </text:list>
        </text:list-item>
        <text:list-item>
          <text:p text:style-name="P8">LimeSuite Software versions used in testing, running on Ubuntu 18.04</text:p>
          <text:list>
            <text:list-item>
              <text:p text:style-name="P9">LMS7002 Software, Version: 18.04.1-myriadrf1~bionic (Diane’s Acer laptop). This version was installed today, with the following commands:</text:p>
            </text:list-item>
          </text:list>
          <text:p text:style-name="P14"/>
          <text:p text:style-name="P15">sudo add-apt-repository -y ppa:myriadrf/drivers</text:p>
        </text:list-item>
      </text:list>
      <text:p text:style-name="P4"><text:tab/>sudo apt-get update</text:p>
      <text:p text:style-name="P4"><text:tab/>sudo apt-get install limesuite liblimesuite-dev limesuite-udev limesuite-images</text:p>
      <text:p text:style-name="P5"><text:tab/>sudo apt-get install soapysdr soapysdr-module-lms7</text:p>
      <text:p text:style-name="P3"><text:tab/><text:span text:style-name="T4">(soapy was already installed on my system, so I did not run the last command above)</text:span></text:p>
      <text:p text:style-name="P3"/>
      <text:list xml:id="list202016257483583" text:continue-numbering="true" text:style-name="L1">
        <text:list-item>
          <text:list>
            <text:list-item>
              <text:p text:style-name="P8">Version 17.12 (Nse’s desktop, North 2007)</text:p>
            </text:list-item>
          </text:list>
        </text:list-item>
        <text:list-item>
          <text:p text:style-name="P16">The website went down during the afternoon as well. <text:span text:style-name="T8">w</text:span>iki.myriadrf.org</text:p>
          <text:p text:style-name="P16"/>
        </text:list-item>
        <text:list-item>
          <text:p text:style-name="P17">What went right?</text:p>
          <text:list>
            <text:list-item>
              <text:p text:style-name="P18">After updating the firmware successfully on one board, Nse and I traded boards. She was able to update the gateware to match her LimeSuite software and then able to work through the loopback tutorial and others. </text:p>
            </text:list-item>
            <text:list-item>
              <text:p text:style-name="P19">The second board was still not correctly working, despite following the same steps as outlined above. The board was put aside until another day after 3 lost hours.</text:p>
            </text:list-item>
          </text:list>
        </text:list-item>
      </text:list>
      <text:p text:style-name="P2"/>
      <text:p text:style-name="P2"/>
      <text:p text:style-name="P20">2. Packet Communications – GNU Radio C++ API</text:p>
      <text:p text:style-name="P20"/>
      <text:list xml:id="list626116324" text:style-name="L2">
        <text:list-item>
          <text:p text:style-name="P21">Reviewed packet communications documentation, <text:a xlink:type="simple" xlink:href="https://www.gnuradio.org/doc/doxygen/page_packet_comms.html" text:style-name="Internet_20_link" text:visited-style-name="Visited_20_Internet_20_Link">https://www.gnuradio.org/doc/doxygen/page_packet_comms.html</text:a></text:p>
        </text:list-item>
        <text:list-item>
          <text:p text:style-name="P21">Research gnuradio networking tools</text:p>
        </text:list-item>
        <text:list-item>
          <text:p text:style-name="P21">Reviewed <text:span text:style-name="T5">gnuradio</text:span><text:span text:style-name="T6">/examples/digital <text:s/>example programs showing how to build a packet communications transmitter, stage by stage. Nse and Diane agreed the next step is moving from the gnuradio qt gui flowgraphs to writing programs using the C++ API functions. We will start with the tx_stage0.grc example, creating the same functionality with C++. <text:s/></text:span><text:span text:style-name="T7">The same pattern of verifying simulation works before hardware testing will be followed. </text:span></text:p>
        </text:list-item>
      </text:list>
      <text:p text:style-name="P20"><text:span text:style-name="T7"/></text:p>
      <text:p text:style-name="P22"><text:span text:style-name="T6">3. BPSK with Hackrf One</text:span></text:p>
      <text:list xml:id="list1533487368" text:style-name="L3">
        <text:list-item>
          <text:p text:style-name="P23"><text:span text:style-name="T6">Changed the vector source to a file source in the bpsk hackrf one examples. The vector source has the problem of garbage in the input stream at startup and the repeat block must be set to yes, making it difficult to compare the transmitted to received data. The file source is large enough to set the repeat block to no, allowing for an easier comparison of the transmitted/received files. These programs will be tested tomorrow, 9/19/201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15:45:09.864361869</meta:creation-date>
    <dc:date>2018-09-18T20:20:15.428256945</dc:date>
    <meta:editing-duration>PT2H30M4S</meta:editing-duration>
    <meta:editing-cycles>10</meta:editing-cycles>
    <meta:generator>LibreOffice/6.0.3.2$Linux_X86_64 LibreOffice_project/00m0$Build-2</meta:generator>
    <meta:document-statistic meta:table-count="0" meta:image-count="0" meta:object-count="0" meta:page-count="2" meta:paragraph-count="46" meta:word-count="790" meta:character-count="4930" meta:non-whitespace-character-count="4204"/>
  </office:meta>
</office:document-meta>
</file>